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3229in" style:rel-column-width="59837*"/>
    </style:style>
    <style:style style:name="Table1.B" style:family="table-column">
      <style:table-column-properties style:column-width="0.6021in" style:rel-column-width="569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8049in" table:align="left"/>
    </style:style>
    <style:style style:name="Table2.A" style:family="table-column">
      <style:table-column-properties style:column-width="1.804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9139in" style:rel-column-width="18112*"/>
    </style:style>
    <style:style style:name="Table3.B" style:family="table-column">
      <style:table-column-properties style:column-width="3.5007in" style:rel-column-width="33128*"/>
    </style:style>
    <style:style style:name="Table3.C" style:family="table-column">
      <style:table-column-properties style:column-width="1.5104in" style:rel-column-width="1429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5014in" table:align="right"/>
    </style:style>
    <style:style style:name="Table5.A" style:family="table-column">
      <style:table-column-properties style:column-width="2.2285in"/>
    </style:style>
    <style:style style:name="Table5.B" style:family="table-column">
      <style:table-column-properties style:column-width="0.2181in"/>
    </style:style>
    <style:style style:name="Table5.C" style:family="table-column">
      <style:table-column-properties style:column-width="4.0549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2.3333in" style:rel-column-width="22074*"/>
    </style:style>
    <style:style style:name="Table9.B" style:family="table-column">
      <style:table-column-properties style:column-width="1.2201in" style:rel-column-width="11543*"/>
    </style:style>
    <style:style style:name="Table9.C" style:family="table-column">
      <style:table-column-properties style:column-width="3.3736in" style:rel-column-width="31918*"/>
    </style:style>
    <style:style style:name="Table9.A1" style:family="table-cell">
      <style:table-cell-properties style:vertical-align="" fo:padding="0in" fo:border="none"/>
    </style:style>
    <style:style style:name="Table9.C1" style:family="table-cell">
      <style:table-cell-properties fo:padding="0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{Kejaksaan}</text:p>
          </table:table-cell>
          <table:table-cell table:style-name="Table1.A1" office:value-type="string">
            <text:p text:style-name="P1">BA-10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“UNTUK KEADILAN”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2">BERITA ACARA </text:p>
            <text:p text:style-name="P2">PELAKSANAAN PERINTAH PENAHANAN / PENAHANAN LANJUTAN 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9"/>Pada hari ini {hari}, tanggal {tgl_BeritaAcara} saya Jaksa Penuntut Umum dalam perkara terdakwa :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Nama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nama}</text:p>
          </table:table-cell>
        </table:table-row>
        <table:table-row>
          <table:table-cell table:style-name="Table5.A1" office:value-type="string">
            <text:p text:style-name="Table_20_Contents">Tempat Lahir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tempat_lahir}</text:p>
          </table:table-cell>
        </table:table-row>
        <table:table-row>
          <table:table-cell table:style-name="Table5.A1" office:value-type="string">
            <text:p text:style-name="Table_20_Contents">Umur/tanggal lahir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tanggal_lahir}</text:p>
          </table:table-cell>
        </table:table-row>
        <table:table-row>
          <table:table-cell table:style-name="Table5.A1" office:value-type="string">
            <text:p text:style-name="Table_20_Contents">Jenis kelamin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jenis_kelamin}</text:p>
          </table:table-cell>
        </table:table-row>
        <table:table-row>
          <table:table-cell table:style-name="Table5.A1" office:value-type="string">
            <text:p text:style-name="Table_20_Contents">Kebangsaan / kewarganegaraan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kebangsaan}</text:p>
          </table:table-cell>
        </table:table-row>
        <table:table-row>
          <table:table-cell table:style-name="Table5.A1" office:value-type="string">
            <text:p text:style-name="Table_20_Contents">Tempat Tinggal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tempat_tinggal}</text:p>
          </table:table-cell>
        </table:table-row>
        <table:table-row>
          <table:table-cell table:style-name="Table5.A1" office:value-type="string">
            <text:p text:style-name="Table_20_Contents">Agama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agama}</text:p>
          </table:table-cell>
        </table:table-row>
        <table:table-row>
          <table:table-cell table:style-name="Table5.A1" office:value-type="string">
            <text:p text:style-name="Table_20_Contents">Pekerjaan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pekerjaan}</text:p>
          </table:table-cell>
        </table:table-row>
        <table:table-row>
          <table:table-cell table:style-name="Table5.A1" office:value-type="string">
            <text:p text:style-name="Table_20_Contents">Pendidikan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pendidikan}</text:p>
          </table:table-cell>
        </table:table-row>
        <table:table-row>
          <table:table-cell table:style-name="Table5.A1" office:value-type="string">
            <text:p text:style-name="Table_20_Contents">Register Tahanan Nomor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reg_tahanan}</text:p>
          </table:table-cell>
        </table:table-row>
        <table:table-row>
          <table:table-cell table:style-name="Table5.A1" office:value-type="string">
            <text:p text:style-name="Table_20_Contents">Register Perkara Nomor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reg_perkara}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6"><text:s text:c="9"/>Berdasarkan Surat Perintah {Kejaksaan_lower} Nomor {nomor} tanggal {tanggal} untuk melakukan {jenis_penahanan} terhadap terdakwa yang didakwa melanggar pasal {pasal} terhitung mulai tanggal {tanggal_mulai} di Rumah Tahanan {tahanan} selama {selama} {jenis_penahanan} tersebut dilakukan, karena terdakwa dikhawatirkan akan melarikan diri, merusak atau menghilangkan barang bukti dan atau mengulangi tindak pidana *).</text:p>
          </table:table-cell>
        </table:table-row>
      </table:table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<text:s text:c="11"/>Demikianlah Berita Acara ini dibuat dengan sebenar-benarnya atas kekuatan sumpah jabatan dan untuk memperkuat terdakwa membubuhkan tanda tangannya.</text:p>
          </table:table-cell>
        </table:table-row>
      </table:table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P6"><text:s text:c="10"/>Berita acara ini ditutup dan ditandatangani pada hari dan tanggal tersebut diatas.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">Terdakwa,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( <text:s text:c="2"/>{tersangka} <text:s text:c="2"/>)</text:p>
          </table:table-cell>
          <table:table-cell table:style-name="Table9.A1" office:value-type="string">
            <text:p text:style-name="P4"/>
          </table:table-cell>
          <table:table-cell table:style-name="Table9.C1" office:value-type="string">
            <text:p text:style-name="P4">Jaksa Penuntut Umum</text:p>
            <text:p text:style-name="P4"/>
            <text:p text:style-name="P4"/>
            <text:p text:style-name="P4"/>
            <text:p text:style-name="P4"/>
            <text:p text:style-name="P4"/>
            <text:p text:style-name="P5"/>
            <text:p text:style-name="P5">{nama_penandatangan}</text:p>
            <text:p text:style-name="P4">{pangkat} NIP.{nip_penandatangan}</text:p>
          </table:table-cell>
        </table:table-row>
      </table:table>
      <text:p text:style-name="Standard"><text:tab/><text:tab/><text:tab/><text:tab/><text:tab/><text:tab/><text:tab/><text:tab/><text:tab/><text:tab/><text:tab/><text:tab/><text:tab/><text:tab/><text:tab/><text:tab/>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P2">Kepala Rutan</text:p>
            <text:p text:style-name="P2"/>
            <text:p text:style-name="P2"/>
            <text:p text:style-name="P2"/>
            <text:p text:style-name="P2">( <text:s text:c="2"/>{kepala_rutan} <text:s/>)</text:p>
          </table:table-cell>
          <table:table-cell table:style-name="Table10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15:56:49.57</meta:creation-date>
    <dc:date>2016-06-21T10:55:06.77</dc:date>
    <meta:editing-duration>PT13H17M19S</meta:editing-duration>
    <meta:editing-cycles>61</meta:editing-cycles>
    <meta:generator>OpenOffice/4.1.1$Win32 OpenOffice.org_project/411m6$Build-9775</meta:generator>
    <dc:creator>hadi wibowo</dc:creator>
    <meta:document-statistic meta:table-count="10" meta:image-count="0" meta:object-count="0" meta:page-count="1" meta:paragraph-count="50" meta:word-count="163" meta:character-count="1328"/>
  </office:meta>
</office:document-meta>
</file>